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textarea-horizontal-align="justify" draw:textarea-vertical-align="middle" draw:auto-grow-height="false" fo:min-height="2.862cm" fo:min-width="2.68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3.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89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3.3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378cm" fo:min-width="1.19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589cm" fo:min-width="1.47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13" style:family="graphic" style:parent-style-name="objectwithoutfill">
      <style:graphic-properties draw:fill="none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draw:stroke="none" svg:stroke-color="#000000" draw:fill="none" draw:fill-color="#ffffff" fo:min-height="1.05cm"/>
    </style:style>
    <style:style style:name="gr16" style:family="graphic" style:parent-style-name="standard">
      <style:graphic-properties draw:stroke="none" svg:stroke-color="#000000" draw:fill="none" draw:fill-color="#ffffff" fo:min-height="6.972cm"/>
    </style:style>
    <style:style style:name="gr17" style:family="graphic" style:parent-style-name="standard">
      <style:graphic-properties draw:stroke="none" svg:stroke-color="#000000" draw:fill="none" draw:fill-color="#ffffff" fo:min-height="5.55cm"/>
    </style:style>
    <style:style style:name="gr18" style:family="graphic" style:parent-style-name="standard">
      <style:graphic-properties draw:stroke="none" svg:stroke-color="#000000" draw:fill="none" draw:fill-color="#ffffff" fo:min-height="6.05cm"/>
    </style:style>
    <style:style style:name="gr19" style:family="graphic" style:parent-style-name="standard">
      <style:graphic-properties draw:stroke="none" svg:stroke-color="#000000" draw:fill="none" draw:fill-color="#ffffff" fo:min-height="0.85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5cm" fo:min-width="3.6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378cm" fo:min-width="1.692cm"/>
    </style:style>
    <style:style style:name="gr22" style:family="graphic" style:parent-style-name="standard">
      <style:graphic-properties draw:stroke="none" svg:stroke-color="#000000" draw:fill="none" draw:fill-color="#729fcf" fo:min-height="0.55cm"/>
    </style:style>
    <style:style style:name="gr23" style:family="graphic" style:parent-style-name="standard">
      <style:graphic-properties draw:stroke="none" svg:stroke-color="#000000" draw:fill="none" draw:fill-color="#ffffff" fo:min-height="0.556cm"/>
    </style:style>
    <style:style style:name="gr24" style:family="graphic" style:parent-style-name="standard">
      <style:graphic-properties draw:stroke="none" svg:stroke-color="#000000" draw:fill="none" draw:fill-color="#729fcf" fo:min-height="0.513cm"/>
    </style:style>
    <style:style style:name="gr25" style:family="graphic" style:parent-style-name="standard">
      <style:graphic-properties draw:stroke="none" svg:stroke-color="#000000" draw:fill="none" draw:fill-color="#ffffff" fo:min-height="0.9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5cm" fo:min-width="2.5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1.378cm" fo:min-width="1.128cm"/>
    </style:style>
    <style:style style:name="gr2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0" style:family="graphic" style:parent-style-name="objectwithoutfill">
      <style:graphic-properties draw:fill="none" draw:fill-color="#fffff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5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02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55cm" fo:min-width="2.6cm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1.378cm" fo:min-width="1.268cm"/>
    </style:style>
    <style:style style:name="gr37" style:family="graphic" style:parent-style-name="standard">
      <style:graphic-properties draw:stroke="none" draw:fill="none" draw:fill-color="#ffffff" fo:min-height="0.434cm"/>
    </style:style>
    <style:style style:name="gr38" style:family="graphic" style:parent-style-name="standard">
      <style:graphic-properties draw:stroke="none" draw:fill="none" draw:fill-color="#ffffff" fo:min-height="0.865cm"/>
    </style:style>
    <style:style style:name="gr39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style:text-underline-style="solid" style:text-underline-width="auto" style:text-underline-color="font-color"/>
    </style:style>
    <style:style style:name="P14" style:family="paragraph">
      <style:paragraph-properties fo:line-height="200%" fo:text-align="end"/>
    </style:style>
    <style:style style:name="P15" style:family="paragraph">
      <loext:graphic-properties draw:fill="none" draw:fill-color="#ffffff"/>
      <style:paragraph-properties fo:line-height="200%" fo:text-align="end"/>
    </style:style>
    <style:style style:name="P16" style:family="paragraph">
      <style:paragraph-properties fo:margin-top="0cm" fo:margin-bottom="0cm" fo:line-height="150%"/>
    </style:style>
    <style:style style:name="P17" style:family="paragraph">
      <loext:graphic-properties draw:fill="none" draw:fill-color="#ffffff"/>
      <style:paragraph-properties fo:margin-top="0cm" fo:margin-bottom="0cm" fo:line-height="150%"/>
    </style:style>
    <style:style style:name="P18" style:family="paragraph">
      <style:paragraph-properties fo:margin-top="0.5cm" fo:margin-bottom="0cm" fo:line-height="150%" fo:text-align="end"/>
    </style:style>
    <style:style style:name="P19" style:family="paragraph">
      <loext:graphic-properties draw:fill="none" draw:fill-color="#ffffff"/>
      <style:paragraph-properties fo:margin-top="0.5cm" fo:margin-bottom="0cm" fo:line-height="150%" fo:text-align="end"/>
    </style:style>
    <style:style style:name="P20" style:family="paragraph">
      <style:paragraph-properties fo:margin-top="0.5cm" fo:margin-bottom="0cm"/>
    </style:style>
    <style:style style:name="P21" style:family="paragraph">
      <loext:graphic-properties draw:fill="none" draw:fill-color="#ffffff"/>
      <style:paragraph-properties fo:margin-top="0.5cm" fo:margin-bottom="0cm"/>
    </style:style>
    <style:style style:name="P22" style:family="paragraph">
      <loext:graphic-properties draw:fill="none" draw:fill-color="#729fcf"/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="none" draw:fill-color="#729fcf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-color="#729fc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cm" svg:height="0.962cm" svg:x="5.1cm" svg:y="1.1cm">
          <draw:text-box>
            <text:p text:style-name="P1"><text:span text:style-name="T1">Gym Managent</text:span></text:p>
          </draw:text-box>
        </draw:frame>
        <draw:custom-shape draw:style-name="gr2" draw:text-style-name="P3" draw:layer="layout" svg:width="4.5cm" svg:height="4.4cm" svg:x="7.8cm" svg:y="7cm">
          <text:p text:style-name="P1"><text:span text:style-name="T2">Gym </text:span></text:p>
          <text:p text:style-name="P1"><text:span text:style-name="T2">Man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9cm" svg:height="1cm" svg:x="3cm" svg:y="3cm">
          <text:p text:style-name="P1"><text:span text:style-name="T3">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cm" svg:height="1cm" svg:x="14cm" svg:y="3cm">
          <text:p text:style-name="P1"><text:span text:style-name="T3">User/membe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cm" svg:y1="4cm" svg:x2="7.7cm" svg:y2="9.2cm">
          <text:p/>
        </draw:line>
        <draw:line draw:style-name="gr4" draw:text-style-name="P5" draw:layer="layout" svg:x1="8.4cm" svg:y1="7.6cm" svg:x2="6cm" svg:y2="4cm">
          <text:p/>
        </draw:line>
        <draw:line draw:style-name="gr4" draw:text-style-name="P5" draw:layer="layout" svg:x1="17cm" svg:y1="4.1cm" svg:x2="12.3cm" svg:y2="8.7cm">
          <text:p/>
        </draw:line>
        <draw:line draw:style-name="gr4" draw:text-style-name="P5" draw:layer="layout" svg:x1="12cm" svg:y1="8cm" svg:x2="15.9cm" svg:y2="4cm">
          <text:p/>
        </draw:line>
        <draw:line draw:style-name="gr5" draw:text-style-name="P5" draw:layer="layout" svg:x1="15cm" svg:y1="12cm" svg:x2="18.1cm" svg:y2="12cm">
          <text:p/>
        </draw:line>
        <draw:line draw:style-name="gr5" draw:text-style-name="P5" draw:layer="layout" svg:x1="15cm" svg:y1="13cm" svg:x2="18.1cm" svg:y2="13cm">
          <text:p/>
        </draw:line>
        <draw:frame draw:style-name="gr6" draw:text-style-name="P6" draw:layer="layout" svg:width="3.7cm" svg:height="0.839cm" svg:x="15cm" svg:y="12.1cm">
          <draw:text-box>
            <text:p><text:span text:style-name="T4">DataBase</text:span></text:p>
          </draw:text-box>
        </draw:frame>
        <draw:line draw:style-name="gr4" draw:text-style-name="P5" draw:layer="layout" svg:x1="12.2cm" svg:y1="9.7cm" svg:x2="16.9cm" svg:y2="11.9cm">
          <text:p/>
        </draw:line>
        <draw:line draw:style-name="gr4" draw:text-style-name="P5" draw:layer="layout" svg:x1="15.2cm" svg:y1="12cm" svg:x2="11.9cm" svg:y2="10.4cm">
          <text:p/>
        </draw:line>
        <draw:frame draw:style-name="gr1" draw:text-style-name="P7" draw:layer="layout" svg:width="6.5cm" svg:height="0.962cm" svg:x="6.8cm" svg:y="13.1cm">
          <draw:text-box>
            <text:p text:style-name="P1"><text:span text:style-name="T1">Level-0</text:span></text:p>
          </draw:text-box>
        </draw:frame>
        <draw:frame draw:style-name="gr7" draw:text-style-name="P8" draw:layer="layout" svg:width="6.399cm" svg:height="0.963cm" svg:x="1.037cm" svg:y="16.48cm">
          <draw:text-box>
            <text:p><text:span text:style-name="T1">Change </text:span><text:span text:style-name="T1">password</text:span></text:p>
          </draw:text-box>
        </draw:frame>
        <draw:custom-shape draw:style-name="gr8" draw:text-style-name="P9" xml:id="id2" draw:id="id2" draw:layer="layout" svg:width="3.8cm" svg:height="0.9cm" svg:x="1.402cm" svg:y="18.101cm">
          <text:p text:style-name="P1"><text:span text:style-name="T5">Admin/</text:span></text:p>
          <text:p text:style-name="P1"><text:span text:style-name="T5">Memb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4cm" svg:height="2.3cm" svg:x="7.702cm" svg:y="17.501cm">
          <text:p text:style-name="P1"><text:span text:style-name="T6">Old</text:span></text:p>
          <text:p text:style-name="P1"><text:span text:style-name="T6">Password</text:span></text:p>
          <text:p text:style-name="P1"><text:span text:style-name="T6">mat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799cm" svg:height="2.599cm" svg:x="11.903cm" svg:y="17.502cm">
          <text:p text:style-name="P1"><text:span text:style-name="T7">New</text:span></text:p>
          <text:p text:style-name="P1"><text:span text:style-name="T7"><text:s/></text:span><text:span text:style-name="T7">password</text:span></text:p>
          <text:p text:style-name="P1"><text:span text:style-name="T7">And </text:span></text:p>
          <text:p text:style-name="P1"><text:span text:style-name="T7">confirm </text:span></text:p>
          <text:p text:style-name="P1"><text:span text:style-name="T7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" draw:id="id1" draw:layer="layout" svg:width="2.4cm" svg:height="2.3cm" svg:x="16.704cm" svg:y="17.503cm">
          <text:p text:style-name="P1"><text:span text:style-name="T6">Update</text:span></text:p>
          <text:p text:style-name="P1"><text:span text:style-name="T6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5.202cm" svg:y1="18.701cm" svg:x2="7.802cm" svg:y2="18.701cm">
          <text:p text:style-name="P1"><text:span text:style-name="T6">Fill</text:span></text:p>
          <text:p text:style-name="P1"><text:span text:style-name="T6">All fields</text:span></text:p>
        </draw:line>
        <draw:line draw:style-name="gr12" draw:text-style-name="P11" draw:layer="layout" svg:x1="10.2cm" svg:y1="18.651cm" svg:x2="11.803cm" svg:y2="18.651cm">
          <text:p/>
        </draw:line>
        <draw:line draw:style-name="gr12" draw:text-style-name="P11" draw:layer="layout" svg:x1="14.702cm" svg:y1="18.701cm" svg:x2="16.702cm" svg:y2="18.701cm">
          <text:p/>
        </draw:line>
        <draw:line draw:style-name="gr13" draw:text-style-name="P11" draw:layer="layout" svg:x1="11.002cm" svg:y1="21.001cm" svg:x2="15.102cm" svg:y2="21.001cm">
          <text:p/>
        </draw:line>
        <draw:line draw:style-name="gr5" draw:text-style-name="P5" draw:layer="layout" svg:x1="11.002cm" svg:y1="22.001cm" svg:x2="15.102cm" svg:y2="22.001cm">
          <text:p/>
        </draw:line>
        <draw:frame draw:style-name="gr14" draw:text-style-name="P6" draw:layer="layout" svg:width="4.3cm" svg:height="0.8cm" svg:x="11.102cm" svg:y="21.101cm">
          <draw:text-box>
            <text:p><text:span text:style-name="T8">admin/User</text:span></text:p>
          </draw:text-box>
        </draw:frame>
        <draw:line draw:style-name="gr12" draw:text-style-name="P11" draw:layer="layout" svg:x1="17.102cm" svg:y1="19.501cm" svg:x2="13.502cm" svg:y2="20.901cm">
          <text:p/>
        </draw:line>
        <draw:line draw:style-name="gr12" draw:text-style-name="P11" draw:layer="layout" svg:x1="14.902cm" svg:y1="21.001cm" svg:x2="17.602cm" svg:y2="19.801cm">
          <text:p/>
        </draw:line>
        <draw:line draw:style-name="gr12" draw:text-style-name="P11" draw:layer="layout" svg:x1="10.102cm" svg:y1="18.901cm" svg:x2="13.002cm" svg:y2="21.001cm">
          <text:p/>
        </draw:line>
        <draw:line draw:style-name="gr12" draw:text-style-name="P11" draw:layer="layout" svg:x1="11.602cm" svg:y1="21.001cm" svg:x2="9.702cm" svg:y2="19.501cm">
          <text:p/>
        </draw:line>
        <draw:connector draw:style-name="gr4" draw:text-style-name="P5" draw:layer="layout" draw:line-skew="2.396cm" svg:x1="17.904cm" svg:y1="19.803cm" svg:x2="3.302cm" svg:y2="19.001cm" draw:start-shape="id1" draw:start-glue-point="8" draw:end-shape="id2" draw:end-glue-point="2" svg:d="M17904 19803v2898h-14602v-3700" svg:viewBox="0 0 14603 3701">
          <text:p/>
        </draw:connector>
        <draw:frame draw:style-name="gr15" draw:text-style-name="P12" draw:layer="layout" svg:width="9cm" svg:height="1.3cm" svg:x="6.502cm" svg:y="22.101cm">
          <draw:text-box>
            <text:p><text:span text:style-name="T6">Password changed sucessfully</text:span></text:p>
          </draw:text-box>
        </draw:frame>
        <draw:frame draw:style-name="gr7" draw:text-style-name="P13" draw:layer="layout" svg:width="2.686cm" svg:height="0.963cm" svg:x="9.695cm" svg:y="23.922cm">
          <draw:text-box>
            <text:p><text:span text:style-name="T1">Level-1</text:span></text:p>
          </draw:text-box>
        </draw:frame>
        <draw:frame draw:style-name="gr16" draw:text-style-name="P15" draw:layer="layout" svg:width="3.441cm" svg:height="7.222cm" draw:transform="rotate (0.610865238198015) translate (1.416cm 6.295cm)">
          <draw:text-box>
            <text:p text:style-name="P14"><text:span text:style-name="T6">Add Exercise</text:span></text:p>
            <text:p text:style-name="P14"><text:span text:style-name="T6">Add photo</text:span></text:p>
            <text:p text:style-name="P14"><text:span text:style-name="T6">Add dite</text:span></text:p>
            <text:p text:style-name="P14"><text:span text:style-name="T6">Add video</text:span></text:p>
            <text:p text:style-name="P14"><text:span text:style-name="T6">Add packages</text:span></text:p>
          </draw:text-box>
        </draw:frame>
        <draw:frame draw:style-name="gr16" draw:text-style-name="P17" draw:layer="layout" svg:width="3.441cm" svg:height="7.222cm" draw:transform="rotate (0.610865238198015) translate (6.217cm 4.295cm)">
          <draw:text-box>
            <text:p text:style-name="P16"><text:span text:style-name="T6">View Exercise</text:span></text:p>
            <text:p text:style-name="P16"><text:span text:style-name="T6">View photo</text:span></text:p>
            <text:p text:style-name="P16"><text:span text:style-name="T6">View dite</text:span></text:p>
            <text:p text:style-name="P16"><text:span text:style-name="T6">View video</text:span></text:p>
            <text:p text:style-name="P16"><text:span text:style-name="T6">View packages</text:span></text:p>
          </draw:text-box>
        </draw:frame>
        <draw:frame draw:style-name="gr17" draw:text-style-name="P19" draw:layer="layout" svg:width="4.1cm" svg:height="5.8cm" draw:transform="rotate (-0.785398163397448) translate (12.201cm 2.1cm)">
          <draw:text-box>
            <text:p text:style-name="P18"><text:span text:style-name="T7">View Exercise</text:span></text:p>
            <text:p text:style-name="P18"><text:span text:style-name="T7">View videos</text:span></text:p>
            <text:p text:style-name="P18"><text:span text:style-name="T7">View dites</text:span></text:p>
          </draw:text-box>
        </draw:frame>
        <draw:frame draw:style-name="gr18" draw:text-style-name="P21" draw:layer="layout" svg:width="4.1cm" svg:height="6.3cm" draw:transform="skewX (7.20826719845004E-017) rotate (-0.785398163397448) translate (16.728cm 4.473cm)">
          <draw:text-box>
            <text:p text:style-name="P20"><text:span text:style-name="T6">Signup</text:span></text:p>
            <text:p text:style-name="P20"><text:span text:style-name="T6">Login</text:span></text:p>
            <text:p text:style-name="P20"><text:span text:style-name="T6">Select packags</text:span></text:p>
            <text:p text:style-name="P20"><text:span text:style-name="T6">Pay bill</text:span></text:p>
            <text:p text:style-name="P20"><text:span text:style-name="T6"/></text:p>
          </draw:text-box>
        </draw:frame>
      </draw:page>
      <draw:page draw:name="page2" draw:style-name="dp1" draw:master-page-name="Default">
        <draw:frame draw:style-name="gr19" draw:text-style-name="P2" draw:layer="layout" svg:width="10cm" svg:height="1.1cm" svg:x="1.1cm" svg:y="1.2cm">
          <draw:text-box>
            <text:p><text:span text:style-name="T9">Add exercise</text:span></text:p>
          </draw:text-box>
        </draw:frame>
        <draw:custom-shape draw:style-name="gr20" draw:text-style-name="P4" xml:id="id4" draw:id="id4" draw:layer="layout" svg:width="4.1cm" svg:height="1.1cm" svg:x="1.8cm" svg:y="2.7cm">
          <text:p text:style-name="P1"><text:span text:style-name="T5">Admin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.1cm" svg:height="2.3cm" svg:x="8cm" svg:y="2.3cm">
          <text:p text:style-name="P1"><text:span text:style-name="T6">Select </text:span></text:p>
          <text:p text:style-name="P1"><text:span text:style-name="T6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3.1cm" svg:height="2.3cm" svg:x="14.601cm" svg:y="2.301cm">
          <text:p text:style-name="P1"><text:span text:style-name="T6">Fill</text:span></text:p>
          <text:p text:style-name="P1"><text:span text:style-name="T6"><text:s/></text:span><text:span text:style-name="T6">Exercise</text:span></text:p>
          <text:p text:style-name="P1"><text:span text:style-name="T6">de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3" draw:id="id3" draw:layer="layout" svg:width="3.1cm" svg:height="2.3cm" svg:x="14.702cm" svg:y="6.402cm">
          <text:p text:style-name="P1"><text:span text:style-name="T6">Add </text:span></text:p>
          <text:p text:style-name="P1"><text:span text:style-name="T10">exercise</text:span></text:p>
          <text:p text:style-name="P1"><text:span text:style-name="T6">into </text:span></text:p>
          <text:p text:style-name="P1"><text:span text:style-name="T6">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cm" svg:y1="3.4cm" svg:x2="8.1cm" svg:y2="3.4cm">
          <text:p/>
        </draw:line>
        <draw:line draw:style-name="gr12" draw:text-style-name="P11" draw:layer="layout" svg:x1="11.2cm" svg:y1="3.5cm" svg:x2="14.6cm" svg:y2="3.5cm">
          <text:p/>
        </draw:line>
        <draw:line draw:style-name="gr12" draw:text-style-name="P11" draw:layer="layout" svg:x1="16.1cm" svg:y1="4.6cm" svg:x2="16.1cm" svg:y2="6.5cm">
          <text:p/>
        </draw:line>
        <draw:line draw:style-name="gr13" draw:text-style-name="P11" draw:layer="layout" svg:x1="8.2cm" svg:y1="5.4cm" svg:x2="11cm" svg:y2="5.4cm">
          <text:p/>
        </draw:line>
        <draw:line draw:style-name="gr13" draw:text-style-name="P11" draw:layer="layout" svg:x1="8.2cm" svg:y1="6.4cm" svg:x2="11cm" svg:y2="6.4cm">
          <text:p/>
        </draw:line>
        <draw:line draw:style-name="gr5" draw:text-style-name="P5" draw:layer="layout" svg:x1="14.9cm" svg:y1="10cm" svg:x2="17.7cm" svg:y2="10cm">
          <text:p/>
        </draw:line>
        <draw:line draw:style-name="gr5" draw:text-style-name="P5" draw:layer="layout" svg:x1="14.9cm" svg:y1="10.8cm" svg:x2="17.7cm" svg:y2="10.8cm">
          <text:p/>
        </draw:line>
        <draw:frame draw:style-name="gr22" draw:text-style-name="P22" draw:layer="layout" svg:width="3cm" svg:height="0.8cm" svg:x="8.4cm" svg:y="5.5cm">
          <draw:text-box>
            <text:p text:style-name="P1"><text:span text:style-name="T8">User</text:span></text:p>
          </draw:text-box>
        </draw:frame>
        <draw:frame draw:style-name="gr23" draw:text-style-name="P6" draw:layer="layout" svg:width="3cm" svg:height="0.806cm" svg:x="15.1cm" svg:y="10cm">
          <draw:text-box>
            <text:p><text:span text:style-name="T11">product</text:span></text:p>
          </draw:text-box>
        </draw:frame>
        <draw:line draw:style-name="gr12" draw:text-style-name="P11" draw:layer="layout" svg:x1="9cm" svg:y1="4.5cm" svg:x2="9cm" svg:y2="5.4cm">
          <text:p/>
        </draw:line>
        <draw:line draw:style-name="gr12" draw:text-style-name="P11" draw:layer="layout" svg:x1="10.2cm" svg:y1="5.4cm" svg:x2="10.2cm" svg:y2="4.5cm">
          <text:p/>
        </draw:line>
        <draw:line draw:style-name="gr4" draw:text-style-name="P5" draw:layer="layout" svg:x1="15.6cm" svg:y1="8.6cm" svg:x2="15.6cm" svg:y2="10cm">
          <text:p/>
        </draw:line>
        <draw:line draw:style-name="gr4" draw:text-style-name="P5" draw:layer="layout" svg:x1="17cm" svg:y1="10cm" svg:x2="17cm" svg:y2="8.6cm">
          <text:p/>
        </draw:line>
        <draw:connector draw:style-name="gr4" draw:text-style-name="P5" draw:layer="layout" svg:x1="14.702cm" svg:y1="7.552cm" svg:x2="3.85cm" svg:y2="3.8cm" draw:start-shape="id3" draw:start-glue-point="6" draw:end-shape="id4" draw:end-glue-point="2" svg:d="M14702 7552h-10852v-3752" svg:viewBox="0 0 10853 3753">
          <text:p/>
        </draw:connector>
        <draw:frame draw:style-name="gr24" draw:text-style-name="P23" draw:layer="layout" svg:width="5.6cm" svg:height="0.763cm" svg:x="7.3cm" svg:y="6.8cm">
          <draw:text-box>
            <text:p><text:span text:style-name="T10">New exercise added</text:span></text:p>
          </draw:text-box>
        </draw:frame>
        <draw:frame draw:style-name="gr1" draw:text-style-name="P7" draw:layer="layout" svg:width="4cm" svg:height="0.962cm" svg:x="7.9cm" svg:y="10.7cm">
          <draw:text-box>
            <text:p text:style-name="P1"><text:span text:style-name="T1">Level-1</text:span></text:p>
          </draw:text-box>
        </draw:frame>
        <draw:frame draw:style-name="gr25" draw:text-style-name="P2" draw:layer="layout" svg:width="6.2cm" svg:height="1.2cm" svg:x="2cm" svg:y="11.9cm">
          <draw:text-box>
            <text:p><text:span text:style-name="T12">Add Dites</text:span></text:p>
          </draw:text-box>
        </draw:frame>
        <draw:custom-shape draw:style-name="gr20" draw:text-style-name="P4" xml:id="id6" draw:id="id6" draw:layer="layout" svg:width="4.1cm" svg:height="1.1cm" svg:x="1.8cm" svg:y="13.4cm">
          <text:p text:style-name="P1"><text:span text:style-name="T5">Admin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.1cm" svg:height="2.3cm" svg:x="8cm" svg:y="13cm">
          <text:p text:style-name="P1"><text:span text:style-name="T6">Select </text:span></text:p>
          <text:p text:style-name="P1"><text:span text:style-name="T6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3.1cm" svg:height="2.3cm" svg:x="14.601cm" svg:y="13.001cm">
          <text:p text:style-name="P1"><text:span text:style-name="T6">Dite</text:span></text:p>
          <text:p text:style-name="P1"><text:span text:style-name="T6"><text:s/></text:span><text:span text:style-name="T6">date/time</text:span></text:p>
          <text:p text:style-name="P1"><text:span text:style-name="T6">De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5" draw:id="id5" draw:layer="layout" svg:width="3.1cm" svg:height="2.3cm" svg:x="14.702cm" svg:y="17.102cm">
          <text:p text:style-name="P1"><text:span text:style-name="T6">Add </text:span></text:p>
          <text:p text:style-name="P1"><text:span text:style-name="T10">Dite</text:span></text:p>
          <text:p text:style-name="P1"><text:span text:style-name="T6">into </text:span></text:p>
          <text:p text:style-name="P1"><text:span text:style-name="T6">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cm" svg:y1="14.1cm" svg:x2="8.1cm" svg:y2="14.1cm">
          <text:p/>
        </draw:line>
        <draw:line draw:style-name="gr12" draw:text-style-name="P11" draw:layer="layout" svg:x1="11.2cm" svg:y1="14.2cm" svg:x2="14.6cm" svg:y2="14.2cm">
          <text:p/>
        </draw:line>
        <draw:line draw:style-name="gr12" draw:text-style-name="P11" draw:layer="layout" svg:x1="16.1cm" svg:y1="15.3cm" svg:x2="16.1cm" svg:y2="17.2cm">
          <text:p/>
        </draw:line>
        <draw:line draw:style-name="gr13" draw:text-style-name="P11" draw:layer="layout" svg:x1="8.2cm" svg:y1="16.1cm" svg:x2="11cm" svg:y2="16.1cm">
          <text:p/>
        </draw:line>
        <draw:line draw:style-name="gr13" draw:text-style-name="P11" draw:layer="layout" svg:x1="8.2cm" svg:y1="17.1cm" svg:x2="11cm" svg:y2="17.1cm">
          <text:p/>
        </draw:line>
        <draw:line draw:style-name="gr5" draw:text-style-name="P5" draw:layer="layout" svg:x1="14.9cm" svg:y1="20.7cm" svg:x2="17.7cm" svg:y2="20.7cm">
          <text:p/>
        </draw:line>
        <draw:line draw:style-name="gr5" draw:text-style-name="P5" draw:layer="layout" svg:x1="14.9cm" svg:y1="21.5cm" svg:x2="17.7cm" svg:y2="21.5cm">
          <text:p/>
        </draw:line>
        <draw:frame draw:style-name="gr22" draw:text-style-name="P22" draw:layer="layout" svg:width="3cm" svg:height="0.8cm" svg:x="8.4cm" svg:y="16.2cm">
          <draw:text-box>
            <text:p text:style-name="P1"><text:span text:style-name="T8">User</text:span></text:p>
          </draw:text-box>
        </draw:frame>
        <draw:frame draw:style-name="gr23" draw:text-style-name="P6" draw:layer="layout" svg:width="3cm" svg:height="0.806cm" svg:x="15.1cm" svg:y="20.7cm">
          <draw:text-box>
            <text:p><text:span text:style-name="T11">product</text:span></text:p>
          </draw:text-box>
        </draw:frame>
        <draw:line draw:style-name="gr12" draw:text-style-name="P11" draw:layer="layout" svg:x1="9cm" svg:y1="15.2cm" svg:x2="9cm" svg:y2="16.1cm">
          <text:p/>
        </draw:line>
        <draw:line draw:style-name="gr12" draw:text-style-name="P11" draw:layer="layout" svg:x1="10.2cm" svg:y1="16.1cm" svg:x2="10.2cm" svg:y2="15.2cm">
          <text:p/>
        </draw:line>
        <draw:line draw:style-name="gr4" draw:text-style-name="P5" draw:layer="layout" svg:x1="15.6cm" svg:y1="19.3cm" svg:x2="15.6cm" svg:y2="20.7cm">
          <text:p/>
        </draw:line>
        <draw:line draw:style-name="gr4" draw:text-style-name="P5" draw:layer="layout" svg:x1="17cm" svg:y1="20.7cm" svg:x2="17cm" svg:y2="19.3cm">
          <text:p/>
        </draw:line>
        <draw:connector draw:style-name="gr4" draw:text-style-name="P5" draw:layer="layout" svg:x1="14.702cm" svg:y1="18.252cm" svg:x2="3.85cm" svg:y2="14.5cm" draw:start-shape="id5" draw:start-glue-point="6" draw:end-shape="id6" draw:end-glue-point="2" svg:d="M14702 18252h-10852v-3752" svg:viewBox="0 0 10853 3753">
          <text:p/>
        </draw:connector>
        <draw:frame draw:style-name="gr24" draw:text-style-name="P23" draw:layer="layout" svg:width="5.6cm" svg:height="0.763cm" svg:x="7.3cm" svg:y="17.5cm">
          <draw:text-box>
            <text:p><text:span text:style-name="T10">New dite added</text:span></text:p>
          </draw:text-box>
        </draw:frame>
        <draw:frame draw:style-name="gr1" draw:text-style-name="P7" draw:layer="layout" svg:width="4cm" svg:height="0.962cm" svg:x="7.9cm" svg:y="21.4cm">
          <draw:text-box>
            <text:p text:style-name="P1"><text:span text:style-name="T1">Level-1</text:span></text:p>
          </draw:text-box>
        </draw:frame>
      </draw:page>
      <draw:page draw:name="page3" draw:style-name="dp1" draw:master-page-name="Default">
        <draw:custom-shape draw:style-name="gr26" draw:text-style-name="P4" xml:id="id7" draw:id="id7" draw:layer="layout" svg:width="3cm" svg:height="1cm" svg:x="2.001cm" svg:y="4cm">
          <text:p text:style-name="P1"><text:span text:style-name="T6">Us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.3cm" svg:height="2.3cm" svg:x="15.601cm" svg:y="3.3cm">
          <text:p text:style-name="P1"><text:span text:style-name="T7">Login </text:span></text:p>
          <text:p text:style-name="P1"><text:span text:style-name="T7">su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.3cm" svg:height="2.3cm" svg:x="11.602cm" svg:y="3.301cm">
          <text:p text:style-name="P1"><text:span text:style-name="T7">Verify</text:span></text:p>
          <text:p text:style-name="P1"><text:span text:style-name="T7">Username &amp; </text:span></text:p>
          <text:p text:style-name="P1"><text:span text:style-name="T7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9" draw:id="id9" draw:layer="layout" svg:width="2.3cm" svg:height="2.3cm" svg:x="7.703cm" svg:y="3.302cm">
          <text:p text:style-name="P1"><text:span text:style-name="T7">Check for </text:span></text:p>
          <text:p text:style-name="P1"><text:span text:style-name="T7">Mendetory </text:span></text:p>
          <text:p text:style-name="P1"><text:span text:style-name="T7">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5" draw:layer="layout" svg:x1="5.101cm" svg:y1="4.5cm" svg:x2="7.601cm" svg:y2="4.5cm">
          <text:p text:style-name="P24"><text:span text:style-name="T7">User </text:span></text:p>
          <text:p text:style-name="P24"><text:span text:style-name="T7">password</text:span></text:p>
        </draw:line>
        <draw:line draw:style-name="gr29" draw:text-style-name="P25" draw:layer="layout" svg:x1="10.001cm" svg:y1="4.5cm" svg:x2="11.501cm" svg:y2="4.5cm">
          <text:p/>
        </draw:line>
        <draw:line draw:style-name="gr29" draw:text-style-name="P25" draw:layer="layout" svg:x1="13.901cm" svg:y1="4.5cm" svg:x2="15.601cm" svg:y2="4.5cm">
          <text:p/>
        </draw:line>
        <draw:line draw:style-name="gr30" draw:text-style-name="P25" draw:layer="layout" svg:x1="11.001cm" svg:y1="9cm" svg:x2="14.001cm" svg:y2="9cm">
          <text:p/>
        </draw:line>
        <draw:line draw:style-name="gr30" draw:text-style-name="P25" draw:layer="layout" svg:x1="11.001cm" svg:y1="10cm" svg:x2="14.001cm" svg:y2="10cm">
          <text:p/>
        </draw:line>
        <draw:frame draw:style-name="gr31" draw:text-style-name="P12" draw:layer="layout" svg:width="1.548cm" svg:height="0.806cm" svg:x="11.901cm" svg:y="9.2cm">
          <draw:text-box>
            <text:p><text:span text:style-name="T3">User</text:span></text:p>
          </draw:text-box>
        </draw:frame>
        <draw:line draw:style-name="gr29" draw:text-style-name="P25" xml:id="id8" draw:id="id8" draw:layer="layout" svg:x1="12.301cm" svg:y1="5.5cm" svg:x2="12.301cm" svg:y2="9cm">
          <text:p/>
        </draw:line>
        <draw:line draw:style-name="gr29" draw:text-style-name="P25" draw:layer="layout" svg:x1="13.201cm" svg:y1="9cm" svg:x2="13.201cm" svg:y2="5.5cm">
          <text:p/>
        </draw:line>
        <draw:connector draw:style-name="gr29" draw:text-style-name="P25" draw:layer="layout" draw:line-skew="0.599cm 1.524cm" svg:x1="3.501cm" svg:y1="5cm" svg:x2="12.301cm" svg:y2="5.5cm" draw:start-shape="id7" draw:start-glue-point="2" draw:end-shape="id8" draw:end-glue-point="0" svg:d="M3501 5000v1100h6600v-600h2200" svg:viewBox="0 0 8801 1101">
          <text:p/>
        </draw:connector>
        <draw:frame draw:style-name="gr32" draw:text-style-name="P12" draw:layer="layout" svg:width="5.023cm" svg:height="0.683cm" svg:x="4.801cm" svg:y="6.3cm">
          <draw:text-box>
            <text:p><text:span text:style-name="T7">Invalid user and </text:span><text:span text:style-name="T7">password</text:span></text:p>
          </draw:text-box>
        </draw:frame>
        <draw:connector draw:style-name="gr29" draw:text-style-name="P25" draw:layer="layout" svg:x1="8.853cm" svg:y1="3.302cm" svg:x2="3.501cm" svg:y2="4cm" draw:start-shape="id9" draw:start-glue-point="4" draw:end-shape="id7" draw:end-glue-point="0" svg:d="M8853 3302v-501h-5352v1199" svg:viewBox="0 0 5353 1200">
          <text:p/>
        </draw:connector>
        <draw:frame draw:style-name="gr33" draw:text-style-name="P12" draw:layer="layout" svg:width="5.527cm" svg:height="0.683cm" svg:x="3.501cm" svg:y="2.2cm">
          <draw:text-box>
            <text:p><text:span text:style-name="T7">Username/ </text:span><text:span text:style-name="T7">password is must</text:span></text:p>
          </draw:text-box>
        </draw:frame>
        <draw:frame draw:style-name="gr34" draw:text-style-name="P2" draw:layer="layout" svg:width="7.419cm" svg:height="0.962cm" svg:x="5.401cm" svg:y="1.2cm">
          <draw:text-box>
            <text:p><text:span text:style-name="T1">DFD level-</text:span><text:span text:style-name="T1">1(user </text:span><text:span text:style-name="T1">login)</text:span></text:p>
          </draw:text-box>
        </draw:frame>
        <draw:custom-shape draw:style-name="gr35" draw:text-style-name="P4" xml:id="id11" draw:id="id11" draw:layer="layout" svg:width="3.1cm" svg:height="0.8cm" svg:x="1.401cm" svg:y="15.2cm">
          <text:p text:style-name="P1"><text:span text:style-name="T6">User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xml:id="id10" draw:id="id10" draw:layer="layout" svg:width="2.5cm" svg:height="2.3cm" svg:x="6.401cm" svg:y="14.3cm">
          <text:p text:style-name="P26"><text:span text:style-name="T7">Check for </text:span></text:p>
          <text:p text:style-name="P26"><text:span text:style-name="T7">Mendetory </text:span></text:p>
          <text:p text:style-name="P1"><text:span text:style-name="T7">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12" draw:id="id12" draw:layer="layout" svg:width="2.5cm" svg:height="2.3cm" svg:x="10.002cm" svg:y="14.301cm">
          <text:p text:style-name="P1"><text:span text:style-name="T7">Verify</text:span></text:p>
          <text:p text:style-name="P1"><text:span text:style-name="T7">New pass.</text:span></text:p>
          <text:p text:style-name="P1"><text:span text:style-name="T7">&amp;</text:span></text:p>
          <text:p text:style-name="P1"><text:span text:style-name="T7">Con. Pas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13" draw:id="id13" draw:layer="layout" svg:width="2.5cm" svg:height="2.3cm" svg:x="13.502cm" svg:y="14.301cm">
          <text:p text:style-name="P1"><text:span text:style-name="T7">Update</text:span></text:p>
          <text:p text:style-name="P1"><text:span text:style-name="T7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draw:layer="layout" svg:width="2.5cm" svg:height="2.3cm" svg:x="16.801cm" svg:y="14.3cm">
          <text:p text:style-name="P1"><text:span text:style-name="T7">Password</text:span></text:p>
          <text:p text:style-name="P1"><text:span text:style-name="T7">Update </text:span></text:p>
          <text:p text:style-name="P1"><text:span text:style-name="T7">sucessfu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5" draw:layer="layout" svg:x1="15.995cm" svg:y1="15.5cm" svg:x2="16.801cm" svg:y2="15.5cm">
          <text:p/>
        </draw:line>
        <draw:line draw:style-name="gr29" draw:text-style-name="P25" draw:layer="layout" svg:x1="12.501cm" svg:y1="15.4cm" svg:x2="13.401cm" svg:y2="15.4cm">
          <text:p/>
        </draw:line>
        <draw:line draw:style-name="gr29" draw:text-style-name="P25" draw:layer="layout" svg:x1="9.001cm" svg:y1="15.5cm" svg:x2="10.001cm" svg:y2="15.5cm">
          <text:p/>
        </draw:line>
        <draw:line draw:style-name="gr29" draw:text-style-name="P25" draw:layer="layout" svg:x1="4.501cm" svg:y1="15.5cm" svg:x2="6.401cm" svg:y2="15.5cm">
          <text:p/>
        </draw:line>
        <draw:connector draw:style-name="gr29" draw:text-style-name="P25" draw:layer="layout" svg:x1="7.651cm" svg:y1="14.3cm" svg:x2="2.951cm" svg:y2="15.2cm" draw:start-shape="id10" draw:start-glue-point="4" draw:end-shape="id11" svg:d="M7651 14300v-501h-4700v1401" svg:viewBox="0 0 4701 1402">
          <text:p/>
        </draw:connector>
        <draw:connector draw:style-name="gr29" draw:text-style-name="P25" draw:layer="layout" draw:line-skew="-1.4cm" svg:x1="11.252cm" svg:y1="14.301cm" svg:x2="2.951cm" svg:y2="15.2cm" draw:start-shape="id12" draw:start-glue-point="4" draw:end-shape="id11" svg:d="M11252 14301v-1901h-8301v2800" svg:viewBox="0 0 8302 2801">
          <text:p/>
        </draw:connector>
        <draw:frame draw:style-name="gr37" draw:text-style-name="P12" draw:layer="layout" svg:width="5.527cm" svg:height="0.684cm" svg:x="3.261cm" svg:y="13.186cm">
          <draw:text-box>
            <text:p><text:span text:style-name="T7">Username/ </text:span><text:span text:style-name="T7">password is must</text:span></text:p>
          </draw:text-box>
        </draw:frame>
        <draw:frame draw:style-name="gr38" draw:text-style-name="P12" draw:layer="layout" svg:width="5.988cm" svg:height="1.115cm" svg:x="3.613cm" svg:y="17.186cm">
          <draw:text-box>
            <text:p><text:span text:style-name="T7">Invalid user and </text:span><text:span text:style-name="T7">oldpassword</text:span></text:p>
          </draw:text-box>
        </draw:frame>
        <draw:connector draw:style-name="gr29" draw:text-style-name="P25" draw:layer="layout" svg:x1="13.868cm" svg:y1="16.265cm" svg:x2="2.951cm" svg:y2="16cm" draw:start-shape="id13" draw:start-glue-point="7" draw:end-shape="id11" draw:end-glue-point="2" svg:d="M13868 16265v838h-10917v-1103" svg:viewBox="0 0 10918 1104">
          <text:p/>
        </draw:connector>
        <draw:line draw:style-name="gr30" draw:text-style-name="P25" draw:layer="layout" svg:x1="13.601cm" svg:y1="18.5cm" svg:x2="16.601cm" svg:y2="18.5cm">
          <text:p/>
        </draw:line>
        <draw:line draw:style-name="gr30" draw:text-style-name="P25" draw:layer="layout" svg:x1="13.601cm" svg:y1="19.5cm" svg:x2="16.601cm" svg:y2="19.5cm">
          <text:p/>
        </draw:line>
        <draw:frame draw:style-name="gr31" draw:text-style-name="P12" draw:layer="layout" svg:width="1.548cm" svg:height="0.806cm" svg:x="14.501cm" svg:y="18.7cm">
          <draw:text-box>
            <text:p><text:span text:style-name="T3">User</text:span></text:p>
          </draw:text-box>
        </draw:frame>
        <draw:line draw:style-name="gr29" draw:text-style-name="P25" draw:layer="layout" svg:x1="14.701cm" svg:y1="16.6cm" svg:x2="14.701cm" svg:y2="18.4cm">
          <text:p/>
        </draw:line>
        <draw:line draw:style-name="gr29" draw:text-style-name="P25" draw:layer="layout" svg:x1="15.301cm" svg:y1="18.4cm" svg:x2="15.301cm" svg:y2="16.6cm">
          <text:p/>
        </draw:line>
        <draw:frame draw:style-name="gr39" draw:text-style-name="P2" draw:layer="layout" svg:width="11.2cm" svg:height="2.384cm" svg:x="5.401cm" svg:y="11.116cm">
          <draw:text-box>
            <text:p><text:span text:style-name="T1">DFD level-</text:span><text:span text:style-name="T1">1 (change </text:span><text:span text:style-name="T1">passwor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4:33:23.174710440</meta:creation-date>
    <dc:date>2020-04-14T20:10:41.433547445</dc:date>
    <meta:editing-duration>PT14M57S</meta:editing-duration>
    <meta:editing-cycles>7</meta:editing-cycles>
    <meta:generator>LibreOffice/6.0.7.3$Linux_X86_64 LibreOffice_project/00m0$Build-3</meta:generator>
    <meta:document-statistic meta:object-count="115"/>
  </office:meta>
</office:document-meta>
</file>